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244cm" style:rel-column-width="12505*"/>
    </style:style>
    <style:style style:name="Tabela1.B" style:family="table-column">
      <style:table-column-properties style:column-width="3.842cm" style:rel-column-width="14811*"/>
    </style:style>
    <style:style style:name="Tabela1.C" style:family="table-column">
      <style:table-column-properties style:column-width="9.913cm" style:rel-column-width="38219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tyle="normal" style:text-underline-style="none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5" style:family="paragraph" style:parent-style-name="Standard" style:list-style-name="L3">
      <style:text-properties fo:font-style="normal" style:text-underline-style="none" style:font-style-asian="normal" style:font-style-complex="normal"/>
    </style:style>
    <style:style style:name="P6" style:family="paragraph" style:parent-style-name="Standard" style:list-style-name="L3"/>
    <style:style style:name="P7" style:family="paragraph" style:parent-style-name="Standard" style:list-style-name="L7"/>
    <style:style style:name="P8" style:family="paragraph" style:parent-style-name="Standard" style:list-style-name="L7">
      <style:text-properties fo:background-color="transparent"/>
    </style:style>
    <style:style style:name="P9" style:family="paragraph" style:parent-style-name="Heading_20_2" style:master-page-name="MP0">
      <style:paragraph-properties style:page-number="auto" fo:break-before="page"/>
    </style:style>
    <style:style style:name="P10" style:family="paragraph" style:parent-style-name="Heading_20_3">
      <style:text-properties fo:font-style="normal" style:text-underline-style="none" style:font-style-asian="normal" style:font-style-complex="normal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text-properties fo:background-color="transparent"/>
    </style:style>
    <style:style style:name="P13" style:family="paragraph" style:parent-style-name="Text_20_body" style:list-style-name="L8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C02.07.01 – Incluir Alunos que Cursam uma Turma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3" office:value-type="date" office:date-value="2010-05-01">
            <text:p text:style-name="Table_20_Contents">01/05/2010</text:p>
          </table:table-cell>
          <table:table-cell table:style-name="Tabela1.A2" office:value-type="string">
            <text:p text:style-name="Table_20_Contents">Camila Areal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3" office:value-type="date" office:date-value="2010-11-05">
            <text:p text:style-name="Table_20_Contents">05/11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alidação e acréscimos de usabilidade.</text:p>
          </table:table-cell>
        </table:table-row>
      </table:table>
      <text:h text:style-name="Heading_20_3" text:outline-level="3">Pré-condições</text:h>
      <text:list xml:id="list40294478" text:style-name="L1">
        <text:list-item>
          <text:p text:style-name="P2">Usuário autenticado no sistema com as permissões de “Coordenador”;</text:p>
        </text:list-item>
        <text:list-item>
          <text:p text:style-name="P2">Coordenador seleciona a opção incluir Alunos na Turma no caso de uso base 'Manter Alunos que Cursam uma Turma';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40285801" text:style-name="L2">
        <text:list-item>
          <text:p text:style-name="P4">Sistema oferece a opção de incluir aluno por Matricula ou Nome;</text:p>
        </text:list-item>
        <text:list-item>
          <text:p text:style-name="P4">Coordenador solicita a inclusão do aluno por nome;</text:p>
        </text:list-item>
        <text:list-item>
          <text:p text:style-name="P4">Sistema solicita o nome do aluno;</text:p>
        </text:list-item>
        <text:list-item>
          <text:p text:style-name="P4">Coordenador informa o nome aluno;</text:p>
        </text:list-item>
        <text:list-item>
          <text:p text:style-name="P4">Coordenador clica em Procurar;</text:p>
        </text:list-item>
        <text:list-item>
          <text:p text:style-name="P4">Sistema exibe uma lista com o nome e a matricula dos alunos encontrados e a opção de incluir</text:p>
        </text:list-item>
        <text:list-item>
          <text:p text:style-name="P4">Coordenador clica em incluir em um aluno específico;</text:p>
        </text:list-item>
        <text:list-item>
          <text:p text:style-name="P3"><text:span text:style-name="T3">Sistema volta ao passo 9 do fluxo principal do caso de uso base e</text:span><text:span text:style-name="T4"> </text:span><text:span text:style-name="T5">exibe uma mensagem informando que a inclusão foi realizada;</text:span></text:p>
        </text:list-item>
      </text:list>
      <text:p text:style-name="Text_20_body"/>
      <text:h text:style-name="Heading_20_3" text:outline-level="3">Fluxo Alternativo 1</text:h>
      <text:list xml:id="list40310934" text:style-name="L3">
        <text:list-item>
          <text:p text:style-name="P6">A qualquer momento o Coordenador pode clicar na opção cancelar;</text:p>
        </text:list-item>
        <text:list-item>
          <text:p text:style-name="P6">Sistema <text:span text:style-name="T3">volta ao passo 9 do fluxo principal do caso de uso base;</text:span></text:p>
        </text:list-item>
      </text:list>
      <text:p text:style-name="P1"/>
      <text:h text:style-name="P10" text:outline-level="3">Fluxo Alternativo 2</text:h>
      <text:list xml:id="list40359041" text:continue-list="list40310934" text:style-name="L3">
        <text:list-item text:start-value="1">
          <text:p text:style-name="P5">No passo 1 do caso de uso base, o Coordenador solicita a inclusão pela matricula do Aluno;</text:p>
        </text:list-item>
        <text:list-item>
          <text:p text:style-name="P5">Sistema solicita a matricula;</text:p>
        </text:list-item>
        <text:list-item>
          <text:p text:style-name="P5">Coordenador informa a matrícula;</text:p>
        </text:list-item>
        <text:list-item>
          <text:p text:style-name="P5">Sistema volta ao fluxo principal deste caso de uso no passo 6; </text:p>
        </text:list-item>
      </text:list>
      <text:h text:style-name="Heading_20_3" text:outline-level="3">Fluxo Alternativo 3</text:h>
      <text:list xml:id="list40313736" text:style-name="L4">
        <text:list-item>
          <text:p text:style-name="P11">Se a quantidade de alunos inscritos na turma exceder a quantidade de vagas oferecidas na <text:span text:style-name="T1">Turma</text:span><text:span text:style-name="T2">, o sistema emite um alerta e pergunta se o Coordenador deseja mesmo realizar a inclusão do aluno na turma. Só prossegue se o mesmo responder que sim, sistema volta 8</text:span><text:span text:style-name="T3"> do fluxo principal deste caso de uso;</text:span></text:p>
        </text:list-item>
      </text:list>
      <text:h text:style-name="Heading_20_3" text:outline-level="3"><text:soft-page-break/>Fluxo Alternativo 4</text:h>
      <text:list xml:id="list40286583" text:style-name="L5">
        <text:list-item>
          <text:p text:style-name="P12"><text:span text:style-name="T2">No passo 7 do fluxo principal, se o aluno já estiver incluído na turma, seja cursando ou isento de disciplina, exibir a mensagem de erro e voltar ao passo 9</text:span><text:span text:style-name="T5"> do fluxo principal do caso de uso base;</text:span></text:p>
        </text:list-item>
      </text:list>
      <text:h text:style-name="Heading_20_3" text:outline-level="3">Fluxo Alternativo 5</text:h>
      <text:list xml:id="list40352341" text:style-name="L8">
        <text:list-item>
          <text:p text:style-name="P13"><text:span text:style-name="T2">Se houver conflito de horário o sistema </text:span><text:span text:style-name="T5">volta ao passo 9 do fluxo principal do caso de uso base e exibe uma mensagem avisando que o aluno não pode ser inscrito na turma por conflito de horário</text:span><text:span text:style-name="T2">.</text:span></text:p>
        </text:list-item>
      </text:list>
      <text:h text:style-name="Heading_20_3" text:outline-level="3">Fluxo Alternativo 6</text:h>
      <text:list xml:id="list40363428" text:continue-list="list40352341" text:style-name="L8">
        <text:list-item text:start-value="1">
          <text:p text:style-name="P13"><text:span text:style-name="T2">Se no passo 7 do fluxo principal for escolhido uma matrícula que esteja em situação diferente de CURSANDO, exibe mensagem de erro e volta ao passo </text:span><text:span text:style-name="T5">1 do fluxo principal</text:span><text:span text:style-name="T2">.</text:span></text:p>
        </text:list-item>
      </text:list>
      <text:h text:style-name="Heading_20_3" text:outline-level="3">Pós-condições</text:h>
      <text:list xml:id="list40288028" text:style-name="L7">
        <text:list-item>
          <text:p text:style-name="P7">Sistema incluiu aluno na turma e mudou a situação de inscrição do aluno para CUR(cursando)</text:p>
        </text:list-item>
        <text:list-item>
          <text:p text:style-name="P8">Sistema registrou no log de auditoria a seguinte mensagem: “O aluno <text:span text:style-name="T1">Fulano</text:span>, de matricula <text:span text:style-name="T1">1234567890</text:span>, foi incluído da turma de <text:span text:style-name="T1">ADM - Administração Aplicada</text:span><text:span text:style-name="T2">, período letivo </text:span><text:span text:style-name="T1">2010.1</text:span><text:span text:style-name="T2">, turno </text:span><text:span text:style-name="T1">NOITE,</text:span><text:span text:style-name="T2"> da grade </text:span><text:span text:style-name="T1">A</text:span><text:span text:style-name="T2">, do curso </text:span><text:span text:style-name="T1">sigla e nome do curso</text:span><text:span text:style-name="T2"> (dados em fictícios grifados).</text:span></text:p>
          <text:p text:style-name="P7"/>
        </text:list-item>
      </text:list>
      <text:h text:style-name="Heading_20_3" text:outline-level="3">Regras de Negócio</text:h>
      <text:p text:style-name="Standard">RN05, RN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2-20T09:53:17.96</meta:creation-date>
    <dc:date>2010-11-16T20:24:02.82</dc:date>
    <meta:editing-duration>PT18H28M06S</meta:editing-duration>
    <meta:editing-cycles>67</meta:editing-cycles>
    <meta:generator>BrOffice.org/3.2$Win32 OpenOffice.org_project/320m18$Build-9502</meta:generator>
    <dc:creator>Marcio Belo</dc:creator>
    <meta:document-statistic meta:table-count="1" meta:image-count="0" meta:object-count="0" meta:page-count="2" meta:paragraph-count="46" meta:word-count="472" meta:character-count="2662"/>
    <meta:user-defined meta:name="Informações 1"/>
    <meta:user-defined meta:name="Informações 2"/>
    <meta:user-defined meta:name="Informações 3"/>
    <meta:user-defined meta:name="Informações 4"/>
  </office:meta>
</office:document-meta>
</file>